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office:automatic-styles>
  <office:body>
    <office:text text:use-soft-page-breaks="true">
      <text:p text:style-name="P1">Pros and Cons of VR</text:p>
      <text:p text:style-name="P2">Pros</text:p>
      <text:p text:style-name="Normal">Space:</text:p>
      <text:p text:style-name="Normal"><text:tab/>One of the major advantages of virtual reality is that it requires very little space to use. Needing only enough room for somebody to freely move their arms around in a full 360 degree circle around their body, virtual reality can be accommodated into most people’s houses with relative ease. Compared to augmented reality, which needs large open spaces in order to function, virtual reality is compact and convenient.<text:s/></text:p>
      <text:p text:style-name="Normal">Safety:</text:p>
      <text:p text:style-name="Normal"><text:tab/>Because virtual reality can be used in a relatively small space, it also far safer than augmented reality. Where augmented reality can distract the user from dangers in front of them, virtual reality is done indoors. This means that users can use virtual reality in a safe and controlled environment, be it in their own home or in a simulation rig.<text:s/>This is similar to a console or PC video game. Because the user is sat down or stationary whilst using this immersive devise, they are in no risk of injuring themselves or those around them. Virtual reality is much the same in this regard.</text:p>
      <text:p text:style-name="Normal">Immersion:</text:p>
      <text:p text:style-name="Normal"><text:tab/>Virtual reality, above all it’s positives, is credited especially for its immersive capabilities. Reviews of virtual reality headsets, from companies like Sony and Oculus,<text:s/>have credited their immersive capabilities above<text:s/>all else. Through sounds and the intricate way in which they are designed, virtual reality is said to make the experiences of playing a video game or watching a film way more exhilarating.<text:s/></text:p>
      <text:p text:style-name="Normal">Connection:</text:p>
      <text:p text:style-name="Normal"><text:tab/>Though video calls exist, it is considered that virtual reality offers a<text:s/>subjectively<text:s/>better interaction system than<text:s/>platforms such as Zoom and Skype.<text:s/>This is due to the fact that when people are interacting with each other in virtual reality, they are interacting in a 3D environment. This enables them to feel more in touch with what is going on around them. They can also hold meetings, conferences, get togethers and even interact through a video game in a way that feels more involved than if they were just using Skype or Zoom. <text:s/></text:p>
      <text:p text:style-name="Normal">Environment:</text:p>
      <text:p text:style-name="Normal"><text:tab/>The ability to change up your environment in virtual reality is seemingly endless. Users can go between touring countries of the world and significant landmarks to being in a conference room. This diversity<text:s/>makes virtual reality feel more varied and opens up more opportunities for interactivity than video games, due to the differences in immersion.<text:s/></text:p>
      <text:p text:style-name="Normal">Usage:</text:p>
      <text:p text:style-name="Normal"><text:tab/>Virtual reality is most often associated with video games through both consoles and PC. However, to say that this is the only application of the technology is far from the truth. Virtual reality can be applied to multiple fields of practice including but not limited to, medicine, military practice and education. Not only does this provide a safe and adaptable environment for people to train in, it also offers a more immersive training experience than they may otherwise receive.<text:s/></text:p>
      <text:p text:style-name="Normal"/>
      <text:soft-page-break/>
      <text:p text:style-name="P3">Cons</text:p>
      <text:p text:style-name="Normal">Mobility:</text:p>
      <text:p text:style-name="Normal"><text:tab/>Though virtual<text:s/>reality is well regarded for its immersive atmosphere, the mobility side of<text:s/>things is limited. Virtual reality technology has allowed users to have great upper body interactions with the world, through their arms and head, but the lower body has been slower to advance. Whilst the reasons for<text:s/>a lack of leg movement is obvious as to do so requires specialised rigs and harnesses, it does hamper with the immersion the user feels when using virtual reality. Though many virtual reality simulators have attempted to get around this issue, usually by using their hands to grapple onto ropes or other structures, rarely is done so successfully that the immersion is kept intact. <text:s/></text:p>
      <text:p text:style-name="Normal">Equipment:</text:p>
      <text:p text:style-name="Normal"><text:tab/>The headgear and other controls used in virtual reality are relatively small for what they are. That isn’t to say they are without fault. One problem recurs constantly with them is the band holding the headgear in place. There are numerous complaints of it starting to hurt after prolonged usage<text:s/>is one the headband has faced. Though this can vary from model to model and is certainly more prevalent on others, it still appears as an apparent issue. <text:s/>Then there is a question of weight. Small they may be, the headgear and controls are still bulky enough. Weight is a common issue as it can tire the user out more and increase the strain on the headband. Though there have been attempts to counteract this problem, it remains a problem<text:s/>to this day.</text:p>
      <text:p text:style-name="Normal">Addiction:</text:p>
      <text:p text:style-name="Normal"><text:tab/>The problem of addiction has long been a problem associated with virtual reality. It has spawned many studies and also many pieces of fiction, such as Ready Player One, which tackle this specific issue.<text:s/>There are debates that virtual reality could detach humans from the real world in an unhealthy way. Furthermore, there are growing concerns that virtual reality could be more dangerously addictive than other forms<text:s/>of social media. Whilst it does keep the user active, it may lead to serious mental problems and that prolonged usage may lead to the brain’s inability to distinguish between reality and virtual reality.</text:p>
      <text:p text:style-name="Normal">Mental<text:s/>health:</text:p>
      <text:p text:style-name="Normal"><text:tab/>Whilst virtual reality does offer a safe environment, it is well documented that it does affect brain activity. Motion sickness is a common problem people have with virtual reality headsets. This also includes feelings of dizziness and nausea. When the software lags or is slow to respond is when these symptoms appear most frequently. Alongside that, a study into how the hippocampus section of the brain interacts with virtual reality was done by the University of California. In the study, they documented how the hippocampus behaves erratically despite this being unnoticeable to the subjects. This has brought up concern on whether virtual reality could damage this part of the brain.<text:s/></text:p>
      <text:p text:style-name="Normal">Training:</text:p>
      <text:p text:style-name="Normal"><text:tab/>Virtual reality is highly praised for its immersion and versatility in its ability to train individuals to perform specific duties such as practices in medicine and combat. However, there are questions over how truly effective it is a training tool. Immersive it may be, but there are people who believe that the immersion created by virtual reality isn’t truly reflective as to how a situation would play out in real life. This is mainly contributed to the fact that whilst virtual reality can offer a sense of sound and sight, it doesn’t offer the experience of the other three senses. What’s more,<text:s/>the lack of true depth of view also means that it can’t offer the truest experience.<text:s/><text:s/></text:p>
      <text:p text:style-name="Normal"><text:a xlink:href="https://filmora.wondershare.com/virtual-reality/pros-cons-virtual-virtual.html" office:target-frame-name="_top" xlink:show="replace"><text:span text:style-name="Hyperlink">https://filmora.wondershare.com/virtual-reality/pros-cons-virtual-virtual.html</text:span></text:a></text:p>
      <text:p text:style-name="Normal"><text:a xlink:href="https://www.fdmgroup.com/5-exciting-uses-for-virtual-reality/" office:target-frame-name="_top" xlink:show="replace"><text:span text:style-name="Hyperlink">https://www.fdmgroup.com/5-exciting-uses-for-virtual-reality/</text:span></text:a></text:p>
      <text:p text:style-name="Normal"><text:a xlink:href="https://www.biocompare.com/Life-Science-News/346623-VR-Illuminates-Role-of-Hippocampus-in-Memory-Study/" office:target-frame-name="_top" xlink:show="replace"><text:span text:style-name="Hyperlink">https://www.biocompare.com/Life-Science-News/346623-VR-Illuminates-Role-of-Hippocampus-in-Memory-Study/</text:span></text:a></text:p>
      <text:p text:style-name="Normal"><text:a xlink:href="https://virtual-reality.weebly.com/pros-and-cons.html" office:target-frame-name="_top" xlink:show="replace"><text:span text:style-name="Hyperlink">https://virtual-reality.weebly.com/pros-and-cons.html</text:span></text:a></text:p>
      <text:p text:style-name="Normal"><text:a xlink:href="https://www.netaddictionrecovery.com/virtual-reality-how-addictive-is-it/" office:target-frame-name="_top" xlink:show="replace"><text:span text:style-name="Hyperlink">https://www.netaddictionrecovery.com/virtual-reality-how-addictive-is-it/</text:span></text:a></text:p>
      <text:p text:style-name="Normal"><text:a xlink:href="https://www.youtube.com/watch?v=L7agVFcBnxM&amp;t=380s" office:target-frame-name="_top" xlink:show="replace"><text:span text:style-name="Hyperlink">https://www.youtube.com/watch?v=L7agVFcBnxM&amp;t=380s</text:span></text:a></text:p>
      <text:p text:style-name="Normal"><text:a xlink:href="https://www.youtube.com/watch?v=6Sw7ut7-SVs&amp;t=591s" office:target-frame-name="_top" xlink:show="replace"><text:span text:style-name="Hyperlink">https://www.youtube.com/watch?v=6Sw7ut7-SVs&amp;t=591s</text:span></text:a></text:p>
      <text:p text:style-name="Normal"><text:a xlink:href="https://www.youtube.com/watch?v=Qlyl_qCMO5M" office:target-frame-name="_top" xlink:show="replace"><text:span text:style-name="Hyperlink">https://www.youtube.com/watch?v=Qlyl_qCMO5M</text:span></text:a></text:p>
      <text:p text:style-name="Normal"><text:a xlink:href="https://skywell.software/blog/the-pros-and-cons-of-virtual-reality/" office:target-frame-name="_top" xlink:show="replace"><text:span text:style-name="Hyperlink">https://skywell.software/blog/the-pros-and-cons-of-virtual-reality/</text:span></text:a></text:p>
      <text:p text:style-name="Normal"><text:a xlink:href="https://virtual-reality.weebly.com/pros-and-cons.html" office:target-frame-name="_top" xlink:show="replace"><text:span text:style-name="Hyperlink">https://virtual-reality.weebly.com/pros-and-cons.html</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rry.osullivan28@gmail.com</meta:initial-creator>
    <dc:creator>barry.osullivan28@gmail.com</dc:creator>
    <meta:creation-date>2020-05-09T11:52:00Z</meta:creation-date>
    <dc:date>2020-05-10T15:58:00Z</dc:date>
    <meta:template xlink:href="Normal" xlink:type="simple"/>
    <meta:editing-cycles>1</meta:editing-cycles>
    <meta:editing-duration>PT101100S</meta:editing-duration>
    <meta:document-statistic meta:page-count="3" meta:paragraph-count="15" meta:word-count="1169" meta:character-count="7818" meta:row-count="55" meta:non-whitespace-character-count="6664"/>
  </office:meta>
</office:document-meta>
</file>